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23.4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0255</text:span></text:p>
      <text:p text:style-name="P9"/>
      <text:p text:style-name="Standard"><text:span text:style-name="T4">שם העסק/מבנה</text:span><text:span text:style-name="T3"> <text:s text:c="2"/></text:span><text:span text:style-name="T1">מיבנה <text:s/>מגורים רב קומות</text:span></text:p>
      <text:p text:style-name="P10"/>
      <text:p text:style-name="Standard"><text:span text:style-name="T4">כתובת</text:span><text:span text:style-name="T3"> </text:span><text:span text:style-name="T4"><text:s text:c="2"/></text:span><text:span text:style-name="T1">חיל האויר 5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/></text:span></text:p>
      <text:p text:style-name="P4"/>
      <text:p text:style-name="Standard"><text:span text:style-name="T4">מיקום מפסק זרם ראשי</text:span><text:span text:style-name="T1"> <text:s/>לובי קומת קרקע, פאנל כבאים <text:s text:c="7"/>חדר חשמל ראשי נמצא בקומת </text:span></text:p>
      <text:p text:style-name="Standard"><text:span text:style-name="T1"><text:s text:c="99"/>מרתף בלובי מעלית.</text:span></text:p>
      <text:p text:style-name="P4"/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/>סמוך לרחבת כיבוי אש בצד הדרומי, המזרחי והצפוני של הבניין.</text:span></text:p>
      <text:p text:style-name="Standard"><text:span text:style-name="T1"><text:s text:c="51"/>גמל מים נמצא בצדו הדרום מערבי של הבניין.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גז גפ"מ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חניון תת קרקעי</text:span></text:p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גפ"מ</text:span></text:p>
          </table:table-cell>
          <table:table-cell table:style-name="Table4.A1" office:value-type="string">
            <text:p text:style-name="P1"><text:span text:style-name="T1">1075</text:span></text:p>
          </table:table-cell>
          <table:table-cell table:style-name="Table4.A1" office:value-type="string">
            <text:p text:style-name="P1"><text:span text:style-name="T1">גז פחממני מעובה</text:span></text:p>
          </table:table-cell>
          <table:table-cell table:style-name="Table4.A1" office:value-type="string">
            <text:p text:style-name="P1"><text:span text:style-name="T1">חצר צפוני של הבניין.</text:span></text:p>
            <text:p text:style-name="P1"><text:span text:style-name="T1">2 צוברי גז בקיבולת 7522 ליטר כל אחד.</text:span></text:p>
          </table:table-cell>
        </table:table-row>
      </table:table>
      <text:p text:style-name="P4"/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קיים מרתף חניה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גנרטור נמצא בקומת קרקע בחלקו הדרומי של הבניין (מפסק דימום חיצוני על הקיר.)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חדר משאבות – עליון קומה 23 <text:s/>(קומה טכני) , ותחתון קומת קרקע סמוך לחדר גנרטור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סה"כ 80 מ"ק מים המשמש לצריכה עצמית וחירום.</text:span><text:bookmark text:name="_GoBack"/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2</meta:editing-cycles>
    <meta:print-date>2012-01-05T11:00:00</meta:print-date>
    <meta:creation-date>2014-04-23T05:48:00</meta:creation-date>
    <dc:date>2014-04-23T05:48:00</dc:date>
    <meta:editing-duration>PT1S</meta:editing-duration>
    <meta:generator>OpenOffice/4.0.1$Win32 OpenOffice.org_project/401m5$Build-9714</meta:generator>
    <meta:document-statistic meta:table-count="6" meta:image-count="0" meta:object-count="0" meta:page-count="2" meta:paragraph-count="54" meta:word-count="219" meta:character-count="18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